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097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2.992cm"/>
    </style:style>
    <style:style style:name="co9" style:family="table-column">
      <style:table-column-properties fo:break-before="auto" style:column-width="1.655cm"/>
    </style:style>
    <style:style style:name="co10" style:family="table-column">
      <style:table-column-properties fo:break-before="auto" style:column-width="3.203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1.718cm"/>
    </style:style>
    <style:style style:name="co14" style:family="table-column">
      <style:table-column-properties fo:break-before="auto" style:column-width="4.4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, 40 tor</text:p>
          </table:table-cell>
          <table:table-cell office:value-type="string" calcext:value-type="string">
            <text:p>LnU, 40 torr</text:p>
          </table:table-cell>
          <table:table-cell office:value-type="string" calcext:value-type="string">
            <text:p>Ln(U/U0), 40 torr</text:p>
          </table:table-cell>
          <table:table-cell office:value-type="string" calcext:value-type="string">
            <text:p>U, 60 tor</text:p>
          </table:table-cell>
          <table:table-cell office:value-type="string" calcext:value-type="string">
            <text:p>LnU, 60 torr</text:p>
          </table:table-cell>
          <table:table-cell office:value-type="string" calcext:value-type="string">
            <text:p>Ln(U/U0), 60 torr</text:p>
          </table:table-cell>
          <table:table-cell office:value-type="string" calcext:value-type="string">
            <text:p>U, 80 tor</text:p>
          </table:table-cell>
          <table:table-cell office:value-type="string" calcext:value-type="string">
            <text:p>LnU, 80 torr</text:p>
          </table:table-cell>
          <table:table-cell office:value-type="string" calcext:value-type="string">
            <text:p>Ln(U/U0), 80 torr</text:p>
          </table:table-cell>
          <table:table-cell office:value-type="string" calcext:value-type="string">
            <text:p>U, 100 tor</text:p>
          </table:table-cell>
          <table:table-cell office:value-type="string" calcext:value-type="string">
            <text:p>LnU, 100 torr</text:p>
          </table:table-cell>
          <table:table-cell office:value-type="string" calcext:value-type="string">
            <text:p>Ln(U/U0), 100 torr</text:p>
          </table:table-cell>
          <table:table-cell office:value-type="string" calcext:value-type="string">
            <text:p>U, 120 tor</text:p>
          </table:table-cell>
          <table:table-cell office:value-type="string" calcext:value-type="string">
            <text:p>LnU, 120 torr</text:p>
          </table:table-cell>
          <table:table-cell office:value-type="string" calcext:value-type="string">
            <text:p>Ln(U/U0), 120 torr</text:p>
          </table:table-cell>
          <table:table-cell/>
          <table:table-cell office:value-type="string" calcext:value-type="string">
            <text:p>P,torr</text:p>
          </table:table-cell>
          <table:table-cell office:value-type="string" calcext:value-type="string">
            <text:p>P,pascal</text:p>
          </table:table-cell>
          <table:table-cell office:value-type="string" calcext:value-type="string">
            <text:p>1/P, torr</text:p>
          </table:table-cell>
          <table:table-cell office:value-type="string" calcext:value-type="string">
            <text:p><text:span text:style-name="T1">1/Ʈ</text:span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/S, sm^(-1)</text:p>
          </table:table-cell>
          <table:table-cell office:value-type="string" calcext:value-type="string">
            <text:p>V, sm^3</text:p>
          </table:table-cell>
          <table:table-cell office:value-type="string" calcext:value-type="string">
            <text:p>sigma_L/S, sm^(-1)</text:p>
          </table:table-cell>
          <table:table-cell office:value-type="string" calcext:value-type="string">
            <text:p>sigma_V, sm^3</text:p>
          </table:table-cell>
          <table:table-cell office:value-type="string" calcext:value-type="string">
            <text:p><text:span text:style-name="T1">sigma_</text:span><text:span text:style-name="T2">1/Ʈ</text:span></text:p>
          </table:table-cell>
          <table:table-cell table:style-name="ce1" office:value-type="string" calcext:value-type="string">
            <text:p>sigma_D</text:p>
          </table:table-cell>
          <table:table-cell office:value-type="string" calcext:value-type="string">
            <text:p>длина свободного пробега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461" calcext:value-type="float">
            <text:p>0,00461</text:p>
          </table:table-cell>
          <table:table-cell table:formula="of:=(-1)*LN([.B2])" office:value-type="float" office:value="5.37952742197358" calcext:value-type="float">
            <text:p>5,37952742197358</text:p>
          </table:table-cell>
          <table:table-cell table:formula="of:= [.C2]-[.$C$2]" office:value-type="float" office:value="0" calcext:value-type="float">
            <text:p>0</text:p>
          </table:table-cell>
          <table:table-cell office:value-type="float" office:value="0.01001" calcext:value-type="float">
            <text:p>0,01001</text:p>
          </table:table-cell>
          <table:table-cell table:formula="of:=LN([.E2])*(-1)" office:value-type="float" office:value="4.60417068565501" calcext:value-type="float">
            <text:p>4,60417068565501</text:p>
          </table:table-cell>
          <table:table-cell table:formula="of:= [.F2]-[.$F$2]" office:value-type="float" office:value="0" calcext:value-type="float">
            <text:p>0</text:p>
          </table:table-cell>
          <table:table-cell office:value-type="float" office:value="0.00595" calcext:value-type="float">
            <text:p>0,00595</text:p>
          </table:table-cell>
          <table:table-cell table:formula="of:=LN([.H2])*(-1)" office:value-type="float" office:value="5.1243640594246" calcext:value-type="float">
            <text:p>5,1243640594246</text:p>
          </table:table-cell>
          <table:table-cell table:formula="of:= [.I2]-[.$I$2]" office:value-type="float" office:value="0" calcext:value-type="float">
            <text:p>0</text:p>
          </table:table-cell>
          <table:table-cell office:value-type="float" office:value="0.00918" calcext:value-type="float">
            <text:p>0,00918</text:p>
          </table:table-cell>
          <table:table-cell table:formula="of:=LN([.K2])*(-1)" office:value-type="float" office:value="4.69072807434974" calcext:value-type="float">
            <text:p>4,69072807434974</text:p>
          </table:table-cell>
          <table:table-cell table:formula="of:= [.L2]-[.$L$2]" office:value-type="float" office:value="0" calcext:value-type="float">
            <text:p>0</text:p>
          </table:table-cell>
          <table:table-cell office:value-type="float" office:value="0.0094" calcext:value-type="float">
            <text:p>0,0094</text:p>
          </table:table-cell>
          <table:table-cell table:formula="of:=LN([.N2])*(-1)" office:value-type="float" office:value="4.66704558970618" calcext:value-type="float">
            <text:p>4,66704558970618</text:p>
          </table:table-cell>
          <table:table-cell table:formula="of:= [.O2]-[.$O$2]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R2]*133.3" office:value-type="float" office:value="5332" calcext:value-type="float">
            <text:p>5332</text:p>
          </table:table-cell>
          <table:table-cell table:formula="of:=1/[.R2]" office:value-type="float" office:value="0.025" calcext:value-type="float">
            <text:p>0,025</text:p>
          </table:table-cell>
          <table:table-cell office:value-type="float" office:value="0.00388657" calcext:value-type="float">
            <text:p>0,00388657</text:p>
          </table:table-cell>
          <table:table-cell table:formula="of:=[.U2]*13*360/2" office:value-type="float" office:value="9.0945738" calcext:value-type="float">
            <text:p>9,0945738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00014" calcext:value-type="float">
            <text:p>0,000014</text:p>
          </table:table-cell>
          <table:table-cell table:formula="of:=[.U8]/10*SQRT([.U8]*[.U8]*[.X2]*[.X2]*[.W2]*[.W2]*[.AA2]*[.AA2]+[.W2]*[.W2]*[.Z2]*[.Z2]+[.X2]*[.X2]*[.Y2]*[.Y2])" office:value-type="float" office:value="0.0496962426016582" calcext:value-type="float">
            <text:p>0,0496962426016582</text:p>
          </table:table-cell>
          <table:table-cell office:value-type="float" office:value="213.3" calcext:value-type="float">
            <text:p>213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55" calcext:value-type="float">
            <text:p>0,00455</text:p>
          </table:table-cell>
          <table:table-cell table:formula="of:=(-1)*LN([.B3])" office:value-type="float" office:value="5.39262804601928" calcext:value-type="float">
            <text:p>5,39262804601928</text:p>
          </table:table-cell>
          <table:table-cell table:formula="of:= [.C3]-[.$C$2]" office:value-type="float" office:value="0.0131006240456983" calcext:value-type="float">
            <text:p>0,0131006240456983</text:p>
          </table:table-cell>
          <table:table-cell office:value-type="float" office:value="0.00982" calcext:value-type="float">
            <text:p>0,00982</text:p>
          </table:table-cell>
          <table:table-cell table:formula="of:=LN([.E3])*(-1)" office:value-type="float" office:value="4.62333415661576" calcext:value-type="float">
            <text:p>4,62333415661576</text:p>
          </table:table-cell>
          <table:table-cell table:formula="of:= [.F3]-[.$F$2]" office:value-type="float" office:value="0.0191634709607547" calcext:value-type="float">
            <text:p>0,0191634709607547</text:p>
          </table:table-cell>
          <table:table-cell office:value-type="float" office:value="0.00586" calcext:value-type="float">
            <text:p>0,00586</text:p>
          </table:table-cell>
          <table:table-cell table:formula="of:=LN([.H3])*(-1)" office:value-type="float" office:value="5.13960567539322" calcext:value-type="float">
            <text:p>5,13960567539322</text:p>
          </table:table-cell>
          <table:table-cell table:formula="of:= [.I3]-[.$I$2]" office:value-type="float" office:value="0.0152416159686171" calcext:value-type="float">
            <text:p>0,0152416159686171</text:p>
          </table:table-cell>
          <table:table-cell office:value-type="float" office:value="0.00912" calcext:value-type="float">
            <text:p>0,00912</text:p>
          </table:table-cell>
          <table:table-cell table:formula="of:=LN([.K3])*(-1)" office:value-type="float" office:value="4.6972854748959" calcext:value-type="float">
            <text:p>4,6972854748959</text:p>
          </table:table-cell>
          <table:table-cell table:formula="of:= [.L3]-[.$L$2]" office:value-type="float" office:value="0.00655740054615883" calcext:value-type="float">
            <text:p>0,00655740054615883</text:p>
          </table:table-cell>
          <table:table-cell office:value-type="float" office:value="0.00927" calcext:value-type="float">
            <text:p>0,00927</text:p>
          </table:table-cell>
          <table:table-cell table:formula="of:=LN([.N3])*(-1)" office:value-type="float" office:value="4.68097189940437" calcext:value-type="float">
            <text:p>4,68097189940437</text:p>
          </table:table-cell>
          <table:table-cell table:formula="of:= [.O3]-[.$O$2]" office:value-type="float" office:value="0.0139263096981948" calcext:value-type="float">
            <text:p>0,013926309698194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3]*133.3" office:value-type="float" office:value="7998" calcext:value-type="float">
            <text:p>7998</text:p>
          </table:table-cell>
          <table:table-cell table:formula="of:=1/[.R3]" office:value-type="float" office:value="0.0166666666666667" calcext:value-type="float">
            <text:p>0,0166666666666667</text:p>
          </table:table-cell>
          <table:table-cell office:value-type="float" office:value="0.00323674" calcext:value-type="float">
            <text:p>0,00323674</text:p>
          </table:table-cell>
          <table:table-cell table:formula="of:=[.U3]*13*360/2" office:value-type="float" office:value="7.5739716" calcext:value-type="float">
            <text:p>7,573971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436" calcext:value-type="float">
            <text:p>0,00436</text:p>
          </table:table-cell>
          <table:table-cell table:formula="of:=(-1)*LN([.B4])" office:value-type="float" office:value="5.43528322162119" calcext:value-type="float">
            <text:p>5,43528322162119</text:p>
          </table:table-cell>
          <table:table-cell table:formula="of:= [.C4]-[.$C$2]" office:value-type="float" office:value="0.0557557996476143" calcext:value-type="float">
            <text:p>0,0557557996476143</text:p>
          </table:table-cell>
          <table:table-cell office:value-type="float" office:value="0.00961" calcext:value-type="float">
            <text:p>0,00961</text:p>
          </table:table-cell>
          <table:table-cell table:formula="of:=LN([.E4])*(-1)" office:value-type="float" office:value="4.64495105599994" calcext:value-type="float">
            <text:p>4,64495105599994</text:p>
          </table:table-cell>
          <table:table-cell table:formula="of:= [.F4]-[.$F$2]" office:value-type="float" office:value="0.0407803703449279" calcext:value-type="float">
            <text:p>0,0407803703449279</text:p>
          </table:table-cell>
          <table:table-cell office:value-type="float" office:value="0.00572" calcext:value-type="float">
            <text:p>0,00572</text:p>
          </table:table-cell>
          <table:table-cell table:formula="of:=LN([.H4])*(-1)" office:value-type="float" office:value="5.16378647359043" calcext:value-type="float">
            <text:p>5,16378647359043</text:p>
          </table:table-cell>
          <table:table-cell table:formula="of:= [.I4]-[.$I$2]" office:value-type="float" office:value="0.0394224141658324" calcext:value-type="float">
            <text:p>0,0394224141658324</text:p>
          </table:table-cell>
          <table:table-cell office:value-type="float" office:value="0.00895" calcext:value-type="float">
            <text:p>0,00895</text:p>
          </table:table-cell>
          <table:table-cell table:formula="of:=LN([.K4])*(-1)" office:value-type="float" office:value="4.71610174669537" calcext:value-type="float">
            <text:p>4,71610174669537</text:p>
          </table:table-cell>
          <table:table-cell table:formula="of:= [.L4]-[.$L$2]" office:value-type="float" office:value="0.0253736723456353" calcext:value-type="float">
            <text:p>0,0253736723456353</text:p>
          </table:table-cell>
          <table:table-cell office:value-type="float" office:value="0.00909" calcext:value-type="float">
            <text:p>0,00909</text:p>
          </table:table-cell>
          <table:table-cell table:formula="of:=LN([.N4])*(-1)" office:value-type="float" office:value="4.70058037079275" calcext:value-type="float">
            <text:p>4,70058037079275</text:p>
          </table:table-cell>
          <table:table-cell table:formula="of:= [.O4]-[.$O$2]" office:value-type="float" office:value="0.0335347810865709" calcext:value-type="float">
            <text:p>0,033534781086570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R4]*133.3" office:value-type="float" office:value="10664" calcext:value-type="float">
            <text:p>10664</text:p>
          </table:table-cell>
          <table:table-cell table:formula="of:=1/[.R4]" office:value-type="float" office:value="0.0125" calcext:value-type="float">
            <text:p>0,0125</text:p>
          </table:table-cell>
          <table:table-cell office:value-type="float" office:value="0.00260655" calcext:value-type="float">
            <text:p>0,00260655</text:p>
          </table:table-cell>
          <table:table-cell table:formula="of:=[.U4]*13*360/2" office:value-type="float" office:value="6.099327" calcext:value-type="float">
            <text:p>6,09932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418" calcext:value-type="float">
            <text:p>0,00418</text:p>
          </table:table-cell>
          <table:table-cell table:formula="of:=(-1)*LN([.B5])" office:value-type="float" office:value="5.47744403244547" calcext:value-type="float">
            <text:p>5,47744403244547</text:p>
          </table:table-cell>
          <table:table-cell table:formula="of:= [.C5]-[.$C$2]" office:value-type="float" office:value="0.0979166104718923" calcext:value-type="float">
            <text:p>0,0979166104718923</text:p>
          </table:table-cell>
          <table:table-cell office:value-type="float" office:value="0.00919" calcext:value-type="float">
            <text:p>0,00919</text:p>
          </table:table-cell>
          <table:table-cell table:formula="of:=LN([.E5])*(-1)" office:value-type="float" office:value="4.68963934261454" calcext:value-type="float">
            <text:p>4,68963934261454</text:p>
          </table:table-cell>
          <table:table-cell table:formula="of:= [.F5]-[.$F$2]" office:value-type="float" office:value="0.0854686569595335" calcext:value-type="float">
            <text:p>0,0854686569595335</text:p>
          </table:table-cell>
          <table:table-cell office:value-type="float" office:value="0.00556" calcext:value-type="float">
            <text:p>0,00556</text:p>
          </table:table-cell>
          <table:table-cell table:formula="of:=LN([.H5])*(-1)" office:value-type="float" office:value="5.19215717071965" calcext:value-type="float">
            <text:p>5,19215717071965</text:p>
          </table:table-cell>
          <table:table-cell table:formula="of:= [.I5]-[.$I$2]" office:value-type="float" office:value="0.0677931112950478" calcext:value-type="float">
            <text:p>0,0677931112950478</text:p>
          </table:table-cell>
          <table:table-cell office:value-type="float" office:value="0.00875" calcext:value-type="float">
            <text:p>0,00875</text:p>
          </table:table-cell>
          <table:table-cell table:formula="of:=LN([.K5])*(-1)" office:value-type="float" office:value="4.73870157861261" calcext:value-type="float">
            <text:p>4,73870157861261</text:p>
          </table:table-cell>
          <table:table-cell table:formula="of:= [.L5]-[.$L$2]" office:value-type="float" office:value="0.0479735042628757" calcext:value-type="float">
            <text:p>0,0479735042628757</text:p>
          </table:table-cell>
          <table:table-cell office:value-type="float" office:value="0.00893" calcext:value-type="float">
            <text:p>0,00893</text:p>
          </table:table-cell>
          <table:table-cell table:formula="of:=LN([.N5])*(-1)" office:value-type="float" office:value="4.71833888409373" calcext:value-type="float">
            <text:p>4,71833888409373</text:p>
          </table:table-cell>
          <table:table-cell table:formula="of:= [.O5]-[.$O$2]" office:value-type="float" office:value="0.0512932943875502" calcext:value-type="float">
            <text:p>0,051293294387550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R5]*133.3" office:value-type="float" office:value="13330" calcext:value-type="float">
            <text:p>13330</text:p>
          </table:table-cell>
          <table:table-cell table:formula="of:=1/[.R5]" office:value-type="float" office:value="0.01" calcext:value-type="float">
            <text:p>0,01</text:p>
          </table:table-cell>
          <table:table-cell office:value-type="float" office:value="0.00218282" calcext:value-type="float">
            <text:p>0,00218282</text:p>
          </table:table-cell>
          <table:table-cell table:formula="of:=[.U5]*13*360/2" office:value-type="float" office:value="5.1077988" calcext:value-type="float">
            <text:p>5,107798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401" calcext:value-type="float">
            <text:p>0,00401</text:p>
          </table:table-cell>
          <table:table-cell table:formula="of:=(-1)*LN([.B6])" office:value-type="float" office:value="5.51896403766366" calcext:value-type="float">
            <text:p>5,51896403766366</text:p>
          </table:table-cell>
          <table:table-cell table:formula="of:= [.C6]-[.$C$2]" office:value-type="float" office:value="0.139436615690079" calcext:value-type="float">
            <text:p>0,139436615690079</text:p>
          </table:table-cell>
          <table:table-cell office:value-type="float" office:value="0.00889" calcext:value-type="float">
            <text:p>0,00889</text:p>
          </table:table-cell>
          <table:table-cell table:formula="of:=LN([.E6])*(-1)" office:value-type="float" office:value="4.72282822945632" calcext:value-type="float">
            <text:p>4,72282822945632</text:p>
          </table:table-cell>
          <table:table-cell table:formula="of:= [.F6]-[.$F$2]" office:value-type="float" office:value="0.118657543801316" calcext:value-type="float">
            <text:p>0,118657543801316</text:p>
          </table:table-cell>
          <table:table-cell office:value-type="float" office:value="0.00541" calcext:value-type="float">
            <text:p>0,00541</text:p>
          </table:table-cell>
          <table:table-cell table:formula="of:=LN([.H6])*(-1)" office:value-type="float" office:value="5.21950618612375" calcext:value-type="float">
            <text:p>5,21950618612375</text:p>
          </table:table-cell>
          <table:table-cell table:formula="of:= [.I6]-[.$I$2]" office:value-type="float" office:value="0.0951421266991481" calcext:value-type="float">
            <text:p>0,0951421266991481</text:p>
          </table:table-cell>
          <table:table-cell office:value-type="float" office:value="0.00855" calcext:value-type="float">
            <text:p>0,00855</text:p>
          </table:table-cell>
          <table:table-cell table:formula="of:=LN([.K6])*(-1)" office:value-type="float" office:value="4.76182399603347" calcext:value-type="float">
            <text:p>4,76182399603347</text:p>
          </table:table-cell>
          <table:table-cell table:formula="of:= [.L6]-[.$L$2]" office:value-type="float" office:value="0.0710959216837299" calcext:value-type="float">
            <text:p>0,0710959216837299</text:p>
          </table:table-cell>
          <table:table-cell office:value-type="float" office:value="0.00876" calcext:value-type="float">
            <text:p>0,00876</text:p>
          </table:table-cell>
          <table:table-cell table:formula="of:=LN([.N6])*(-1)" office:value-type="float" office:value="4.73755937403384" calcext:value-type="float">
            <text:p>4,73755937403384</text:p>
          </table:table-cell>
          <table:table-cell table:formula="of:= [.O6]-[.$O$2]" office:value-type="float" office:value="0.070513784327658" calcext:value-type="float">
            <text:p>0,070513784327658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R6]*133.3" office:value-type="float" office:value="15996" calcext:value-type="float">
            <text:p>15996</text:p>
          </table:table-cell>
          <table:table-cell table:formula="of:=1/[.R6]" office:value-type="float" office:value="0.00833333333333333" calcext:value-type="float">
            <text:p>0,00833333333333333</text:p>
          </table:table-cell>
          <table:table-cell office:value-type="float" office:value="0.00188284" calcext:value-type="float">
            <text:p>0,00188284</text:p>
          </table:table-cell>
          <table:table-cell table:formula="of:=[.U6]*13*360/2" office:value-type="float" office:value="4.4058456" calcext:value-type="float">
            <text:p>4,4058456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4" calcext:value-type="float">
            <text:p>0,00384</text:p>
          </table:table-cell>
          <table:table-cell table:formula="of:=(-1)*LN([.B7])" office:value-type="float" office:value="5.5622829123825" calcext:value-type="float">
            <text:p>5,5622829123825</text:p>
          </table:table-cell>
          <table:table-cell table:formula="of:= [.C7]-[.$C$2]" office:value-type="float" office:value="0.182755490408922" calcext:value-type="float">
            <text:p>0,182755490408922</text:p>
          </table:table-cell>
          <table:table-cell office:value-type="float" office:value="0.0086" calcext:value-type="float">
            <text:p>0,0086</text:p>
          </table:table-cell>
          <table:table-cell table:formula="of:=LN([.E7])*(-1)" office:value-type="float" office:value="4.75599307572268" calcext:value-type="float">
            <text:p>4,75599307572268</text:p>
          </table:table-cell>
          <table:table-cell table:formula="of:= [.F7]-[.$F$2]" office:value-type="float" office:value="0.151822390067667" calcext:value-type="float">
            <text:p>0,151822390067667</text:p>
          </table:table-cell>
          <table:table-cell office:value-type="float" office:value="0.00527" calcext:value-type="float">
            <text:p>0,00527</text:p>
          </table:table-cell>
          <table:table-cell table:formula="of:=LN([.H7])*(-1)" office:value-type="float" office:value="5.24572491642887" calcext:value-type="float">
            <text:p>5,24572491642887</text:p>
          </table:table-cell>
          <table:table-cell table:formula="of:= [.I7]-[.$I$2]" office:value-type="float" office:value="0.121360857004268" calcext:value-type="float">
            <text:p>0,121360857004268</text:p>
          </table:table-cell>
          <table:table-cell office:value-type="float" office:value="0.00837" calcext:value-type="float">
            <text:p>0,00837</text:p>
          </table:table-cell>
          <table:table-cell table:formula="of:=LN([.K7])*(-1)" office:value-type="float" office:value="4.78310139448075" calcext:value-type="float">
            <text:p>4,78310139448075</text:p>
          </table:table-cell>
          <table:table-cell table:formula="of:= [.L7]-[.$L$2]" office:value-type="float" office:value="0.0923733201310153" calcext:value-type="float">
            <text:p>0,0923733201310153</text:p>
          </table:table-cell>
          <table:table-cell office:value-type="float" office:value="0.00858" calcext:value-type="float">
            <text:p>0,00858</text:p>
          </table:table-cell>
          <table:table-cell table:formula="of:=LN([.N7])*(-1)" office:value-type="float" office:value="4.75832136548227" calcext:value-type="float">
            <text:p>4,75832136548227</text:p>
          </table:table-cell>
          <table:table-cell table:formula="of:= [.O7]-[.$O$2]" office:value-type="float" office:value="0.0912757757760874" calcext:value-type="float">
            <text:p>0,0912757757760874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368" calcext:value-type="float">
            <text:p>0,00368</text:p>
          </table:table-cell>
          <table:table-cell table:formula="of:=(-1)*LN([.B8])" office:value-type="float" office:value="5.6048425268013" calcext:value-type="float">
            <text:p>5,6048425268013</text:p>
          </table:table-cell>
          <table:table-cell table:formula="of:= [.C8]-[.$C$2]" office:value-type="float" office:value="0.225315104827717" calcext:value-type="float">
            <text:p>0,225315104827717</text:p>
          </table:table-cell>
          <table:table-cell office:value-type="float" office:value="0.00831" calcext:value-type="float">
            <text:p>0,00831</text:p>
          </table:table-cell>
          <table:table-cell table:formula="of:=LN([.E8])*(-1)" office:value-type="float" office:value="4.79029567011478" calcext:value-type="float">
            <text:p>4,79029567011478</text:p>
          </table:table-cell>
          <table:table-cell table:formula="of:= [.F8]-[.$F$2]" office:value-type="float" office:value="0.186124984459772" calcext:value-type="float">
            <text:p>0,186124984459772</text:p>
          </table:table-cell>
          <table:table-cell office:value-type="float" office:value="0.00513" calcext:value-type="float">
            <text:p>0,00513</text:p>
          </table:table-cell>
          <table:table-cell table:formula="of:=LN([.H8])*(-1)" office:value-type="float" office:value="5.27264961979946" calcext:value-type="float">
            <text:p>5,27264961979946</text:p>
          </table:table-cell>
          <table:table-cell table:formula="of:= [.I8]-[.$I$2]" office:value-type="float" office:value="0.148285560374861" calcext:value-type="float">
            <text:p>0,148285560374861</text:p>
          </table:table-cell>
          <table:table-cell office:value-type="float" office:value="0.00818" calcext:value-type="float">
            <text:p>0,00818</text:p>
          </table:table-cell>
          <table:table-cell table:formula="of:=LN([.K8])*(-1)" office:value-type="float" office:value="4.80606312836748" calcext:value-type="float">
            <text:p>4,80606312836748</text:p>
          </table:table-cell>
          <table:table-cell table:formula="of:= [.L8]-[.$L$2]" office:value-type="float" office:value="0.115335054017743" calcext:value-type="float">
            <text:p>0,115335054017743</text:p>
          </table:table-cell>
          <table:table-cell office:value-type="float" office:value="0.00842" calcext:value-type="float">
            <text:p>0,00842</text:p>
          </table:table-cell>
          <table:table-cell table:formula="of:=LN([.N8])*(-1)" office:value-type="float" office:value="4.7771454507279" calcext:value-type="float">
            <text:p>4,7771454507279</text:p>
          </table:table-cell>
          <table:table-cell table:formula="of:= [.O8]-[.$O$2]" office:value-type="float" office:value="0.110099861021723" calcext:value-type="float">
            <text:p>0,110099861021723</text:p>
          </table:table-cell>
          <table:table-cell table:number-columns-repeated="4"/>
          <table:table-cell table:formula="of:=SUM([.U2];[.U3];[.U4];[.U5];[.U6])/5" office:value-type="float" office:value="0.002759104" calcext:value-type="float">
            <text:p>0,002759104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353" calcext:value-type="float">
            <text:p>0,00353</text:p>
          </table:table-cell>
          <table:table-cell table:formula="of:=(-1)*LN([.B9])" office:value-type="float" office:value="5.64645740803693" calcext:value-type="float">
            <text:p>5,64645740803693</text:p>
          </table:table-cell>
          <table:table-cell table:formula="of:= [.C9]-[.$C$2]" office:value-type="float" office:value="0.266929986063351" calcext:value-type="float">
            <text:p>0,266929986063351</text:p>
          </table:table-cell>
          <table:table-cell office:value-type="float" office:value="0.00805" calcext:value-type="float">
            <text:p>0,00805</text:p>
          </table:table-cell>
          <table:table-cell table:formula="of:=LN([.E9])*(-1)" office:value-type="float" office:value="4.82208318755167" calcext:value-type="float">
            <text:p>4,82208318755167</text:p>
          </table:table-cell>
          <table:table-cell table:formula="of:= [.F9]-[.$F$2]" office:value-type="float" office:value="0.217912501896657" calcext:value-type="float">
            <text:p>0,217912501896657</text:p>
          </table:table-cell>
          <table:table-cell office:value-type="float" office:value="0.00501" calcext:value-type="float">
            <text:p>0,00501</text:p>
          </table:table-cell>
          <table:table-cell table:formula="of:=LN([.H9])*(-1)" office:value-type="float" office:value="5.29631936388536" calcext:value-type="float">
            <text:p>5,29631936388536</text:p>
          </table:table-cell>
          <table:table-cell table:formula="of:= [.I9]-[.$I$2]" office:value-type="float" office:value="0.171955304460766" calcext:value-type="float">
            <text:p>0,171955304460766</text:p>
          </table:table-cell>
          <table:table-cell office:value-type="float" office:value="0.00801" calcext:value-type="float">
            <text:p>0,00801</text:p>
          </table:table-cell>
          <table:table-cell table:formula="of:=LN([.K9])*(-1)" office:value-type="float" office:value="4.82706451790187" calcext:value-type="float">
            <text:p>4,82706451790187</text:p>
          </table:table-cell>
          <table:table-cell table:formula="of:= [.L9]-[.$L$2]" office:value-type="float" office:value="0.136336443552131" calcext:value-type="float">
            <text:p>0,136336443552131</text:p>
          </table:table-cell>
          <table:table-cell office:value-type="float" office:value="0.00826" calcext:value-type="float">
            <text:p>0,00826</text:p>
          </table:table-cell>
          <table:table-cell table:formula="of:=LN([.N9])*(-1)" office:value-type="float" office:value="4.79633069144925" calcext:value-type="float">
            <text:p>4,79633069144925</text:p>
          </table:table-cell>
          <table:table-cell table:formula="of:= [.O9]-[.$O$2]" office:value-type="float" office:value="0.129285101743071" calcext:value-type="float">
            <text:p>0,12928510174307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4" calcext:value-type="float">
            <text:p>0,0034</text:p>
          </table:table-cell>
          <table:table-cell table:formula="of:=(-1)*LN([.B10])" office:value-type="float" office:value="5.68397984736002" calcext:value-type="float">
            <text:p>5,68397984736002</text:p>
          </table:table-cell>
          <table:table-cell table:formula="of:= [.C10]-[.$C$2]" office:value-type="float" office:value="0.304452425386441" calcext:value-type="float">
            <text:p>0,304452425386441</text:p>
          </table:table-cell>
          <table:table-cell office:value-type="float" office:value="0.00779" calcext:value-type="float">
            <text:p>0,00779</text:p>
          </table:table-cell>
          <table:table-cell table:formula="of:=LN([.E10])*(-1)" office:value-type="float" office:value="4.85491441909948" calcext:value-type="float">
            <text:p>4,85491441909948</text:p>
          </table:table-cell>
          <table:table-cell table:formula="of:= [.F10]-[.$F$2]" office:value-type="float" office:value="0.250743733444472" calcext:value-type="float">
            <text:p>0,250743733444472</text:p>
          </table:table-cell>
          <table:table-cell office:value-type="float" office:value="0.00488" calcext:value-type="float">
            <text:p>0,00488</text:p>
          </table:table-cell>
          <table:table-cell table:formula="of:=LN([.H10])*(-1)" office:value-type="float" office:value="5.32261005911708" calcext:value-type="float">
            <text:p>5,32261005911708</text:p>
          </table:table-cell>
          <table:table-cell table:formula="of:= [.I10]-[.$I$2]" office:value-type="float" office:value="0.198245999692483" calcext:value-type="float">
            <text:p>0,198245999692483</text:p>
          </table:table-cell>
          <table:table-cell office:value-type="float" office:value="0.00783" calcext:value-type="float">
            <text:p>0,00783</text:p>
          </table:table-cell>
          <table:table-cell table:formula="of:=LN([.K10])*(-1)" office:value-type="float" office:value="4.84979276897943" calcext:value-type="float">
            <text:p>4,84979276897943</text:p>
          </table:table-cell>
          <table:table-cell table:formula="of:= [.L10]-[.$L$2]" office:value-type="float" office:value="0.159064694629687" calcext:value-type="float">
            <text:p>0,159064694629687</text:p>
          </table:table-cell>
          <table:table-cell office:value-type="float" office:value="0.0081" calcext:value-type="float">
            <text:p>0,0081</text:p>
          </table:table-cell>
          <table:table-cell table:formula="of:=LN([.N10])*(-1)" office:value-type="float" office:value="4.81589121730374" calcext:value-type="float">
            <text:p>4,81589121730374</text:p>
          </table:table-cell>
          <table:table-cell table:formula="of:= [.O10]-[.$O$2]" office:value-type="float" office:value="0.148845627597565" calcext:value-type="float">
            <text:p>0,148845627597565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327" calcext:value-type="float">
            <text:p>0,00327</text:p>
          </table:table-cell>
          <table:table-cell table:formula="of:=(-1)*LN([.B11])" office:value-type="float" office:value="5.72296529407298" calcext:value-type="float">
            <text:p>5,72296529407298</text:p>
          </table:table-cell>
          <table:table-cell table:formula="of:= [.C11]-[.$C$2]" office:value-type="float" office:value="0.343437872099395" calcext:value-type="float">
            <text:p>0,343437872099395</text:p>
          </table:table-cell>
          <table:table-cell office:value-type="float" office:value="0.00754" calcext:value-type="float">
            <text:p>0,00754</text:p>
          </table:table-cell>
          <table:table-cell table:formula="of:=LN([.E11])*(-1)" office:value-type="float" office:value="4.88753309696227" calcext:value-type="float">
            <text:p>4,88753309696227</text:p>
          </table:table-cell>
          <table:table-cell table:formula="of:= [.F11]-[.$F$2]" office:value-type="float" office:value="0.283362411307264" calcext:value-type="float">
            <text:p>0,283362411307264</text:p>
          </table:table-cell>
          <table:table-cell office:value-type="float" office:value="0.00476" calcext:value-type="float">
            <text:p>0,00476</text:p>
          </table:table-cell>
          <table:table-cell table:formula="of:=LN([.H11])*(-1)" office:value-type="float" office:value="5.34750761073881" calcext:value-type="float">
            <text:p>5,34750761073881</text:p>
          </table:table-cell>
          <table:table-cell table:formula="of:= [.I11]-[.$I$2]" office:value-type="float" office:value="0.22314355131421" calcext:value-type="float">
            <text:p>0,22314355131421</text:p>
          </table:table-cell>
          <table:table-cell office:value-type="float" office:value="0.00765" calcext:value-type="float">
            <text:p>0,00765</text:p>
          </table:table-cell>
          <table:table-cell table:formula="of:=LN([.K11])*(-1)" office:value-type="float" office:value="4.87304963114369" calcext:value-type="float">
            <text:p>4,87304963114369</text:p>
          </table:table-cell>
          <table:table-cell table:formula="of:= [.L11]-[.$L$2]" office:value-type="float" office:value="0.182321556793955" calcext:value-type="float">
            <text:p>0,182321556793955</text:p>
          </table:table-cell>
          <table:table-cell office:value-type="float" office:value="0.00795" calcext:value-type="float">
            <text:p>0,00795</text:p>
          </table:table-cell>
          <table:table-cell table:formula="of:=LN([.N11])*(-1)" office:value-type="float" office:value="4.8345833503159" calcext:value-type="float">
            <text:p>4,8345833503159</text:p>
          </table:table-cell>
          <table:table-cell table:formula="of:= [.O11]-[.$O$2]" office:value-type="float" office:value="0.167537760609718" calcext:value-type="float">
            <text:p>0,167537760609718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13" calcext:value-type="float">
            <text:p>0,00313</text:p>
          </table:table-cell>
          <table:table-cell table:formula="of:=(-1)*LN([.B12])" office:value-type="float" office:value="5.76672227443008" calcext:value-type="float">
            <text:p>5,76672227443008</text:p>
          </table:table-cell>
          <table:table-cell table:formula="of:= [.C12]-[.$C$2]" office:value-type="float" office:value="0.387194852456495" calcext:value-type="float">
            <text:p>0,387194852456495</text:p>
          </table:table-cell>
          <table:table-cell office:value-type="float" office:value="0.00729" calcext:value-type="float">
            <text:p>0,00729</text:p>
          </table:table-cell>
          <table:table-cell table:formula="of:=LN([.E12])*(-1)" office:value-type="float" office:value="4.92125173296157" calcext:value-type="float">
            <text:p>4,92125173296157</text:p>
          </table:table-cell>
          <table:table-cell table:formula="of:= [.F12]-[.$F$2]" office:value-type="float" office:value="0.317081047306562" calcext:value-type="float">
            <text:p>0,317081047306562</text:p>
          </table:table-cell>
          <table:table-cell office:value-type="float" office:value="0.00462" calcext:value-type="float">
            <text:p>0,00462</text:p>
          </table:table-cell>
          <table:table-cell table:formula="of:=LN([.H12])*(-1)" office:value-type="float" office:value="5.37736057388849" calcext:value-type="float">
            <text:p>5,37736057388849</text:p>
          </table:table-cell>
          <table:table-cell table:formula="of:= [.I12]-[.$I$2]" office:value-type="float" office:value="0.252996514463891" calcext:value-type="float">
            <text:p>0,252996514463891</text:p>
          </table:table-cell>
          <table:table-cell office:value-type="float" office:value="0.00749" calcext:value-type="float">
            <text:p>0,00749</text:p>
          </table:table-cell>
          <table:table-cell table:formula="of:=LN([.K12])*(-1)" office:value-type="float" office:value="4.89418648145301" calcext:value-type="float">
            <text:p>4,89418648145301</text:p>
          </table:table-cell>
          <table:table-cell table:formula="of:= [.L12]-[.$L$2]" office:value-type="float" office:value="0.203458407103271" calcext:value-type="float">
            <text:p>0,203458407103271</text:p>
          </table:table-cell>
          <table:table-cell office:value-type="float" office:value="0.0078" calcext:value-type="float">
            <text:p>0,0078</text:p>
          </table:table-cell>
          <table:table-cell table:formula="of:=LN([.N12])*(-1)" office:value-type="float" office:value="4.85363154528659" calcext:value-type="float">
            <text:p>4,85363154528659</text:p>
          </table:table-cell>
          <table:table-cell table:formula="of:= [.O12]-[.$O$2]" office:value-type="float" office:value="0.186585955580412" calcext:value-type="float">
            <text:p>0,186585955580412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302" calcext:value-type="float">
            <text:p>0,00302</text:p>
          </table:table-cell>
          <table:table-cell table:formula="of:=(-1)*LN([.B13])" office:value-type="float" office:value="5.80249844759536" calcext:value-type="float">
            <text:p>5,80249844759536</text:p>
          </table:table-cell>
          <table:table-cell table:formula="of:= [.C13]-[.$C$2]" office:value-type="float" office:value="0.422971025621779" calcext:value-type="float">
            <text:p>0,422971025621779</text:p>
          </table:table-cell>
          <table:table-cell office:value-type="float" office:value="0.00706" calcext:value-type="float">
            <text:p>0,00706</text:p>
          </table:table-cell>
          <table:table-cell table:formula="of:=LN([.E13])*(-1)" office:value-type="float" office:value="4.95331022747699" calcext:value-type="float">
            <text:p>4,95331022747699</text:p>
          </table:table-cell>
          <table:table-cell table:formula="of:= [.F13]-[.$F$2]" office:value-type="float" office:value="0.349139541821978" calcext:value-type="float">
            <text:p>0,349139541821978</text:p>
          </table:table-cell>
          <table:table-cell office:value-type="float" office:value="0.0045" calcext:value-type="float">
            <text:p>0,0045</text:p>
          </table:table-cell>
          <table:table-cell table:formula="of:=LN([.H13])*(-1)" office:value-type="float" office:value="5.40367788220586" calcext:value-type="float">
            <text:p>5,40367788220586</text:p>
          </table:table-cell>
          <table:table-cell table:formula="of:= [.I13]-[.$I$2]" office:value-type="float" office:value="0.279313822781265" calcext:value-type="float">
            <text:p>0,279313822781265</text:p>
          </table:table-cell>
          <table:table-cell office:value-type="float" office:value="0.00732" calcext:value-type="float">
            <text:p>0,00732</text:p>
          </table:table-cell>
          <table:table-cell table:formula="of:=LN([.K13])*(-1)" office:value-type="float" office:value="4.91714495100892" calcext:value-type="float">
            <text:p>4,91714495100892</text:p>
          </table:table-cell>
          <table:table-cell table:formula="of:= [.L13]-[.$L$2]" office:value-type="float" office:value="0.226416876659179" calcext:value-type="float">
            <text:p>0,226416876659179</text:p>
          </table:table-cell>
          <table:table-cell office:value-type="float" office:value="0.00765" calcext:value-type="float">
            <text:p>0,00765</text:p>
          </table:table-cell>
          <table:table-cell table:formula="of:=LN([.N13])*(-1)" office:value-type="float" office:value="4.87304963114369" calcext:value-type="float">
            <text:p>4,87304963114369</text:p>
          </table:table-cell>
          <table:table-cell table:formula="of:= [.O13]-[.$O$2]" office:value-type="float" office:value="0.206004041437514" calcext:value-type="float">
            <text:p>0,206004041437514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91" calcext:value-type="float">
            <text:p>0,00291</text:p>
          </table:table-cell>
          <table:table-cell table:formula="of:=(-1)*LN([.B14])" office:value-type="float" office:value="5.83960219779874" calcext:value-type="float">
            <text:p>5,83960219779874</text:p>
          </table:table-cell>
          <table:table-cell table:formula="of:= [.C14]-[.$C$2]" office:value-type="float" office:value="0.460074775825156" calcext:value-type="float">
            <text:p>0,460074775825156</text:p>
          </table:table-cell>
          <table:table-cell office:value-type="float" office:value="0.00684" calcext:value-type="float">
            <text:p>0,00684</text:p>
          </table:table-cell>
          <table:table-cell table:formula="of:=LN([.E14])*(-1)" office:value-type="float" office:value="4.98496754734768" calcext:value-type="float">
            <text:p>4,98496754734768</text:p>
          </table:table-cell>
          <table:table-cell table:formula="of:= [.F14]-[.$F$2]" office:value-type="float" office:value="0.38079686169267" calcext:value-type="float">
            <text:p>0,38079686169267</text:p>
          </table:table-cell>
          <table:table-cell office:value-type="float" office:value="0.00438" calcext:value-type="float">
            <text:p>0,00438</text:p>
          </table:table-cell>
          <table:table-cell table:formula="of:=LN([.H14])*(-1)" office:value-type="float" office:value="5.43070655459378" calcext:value-type="float">
            <text:p>5,43070655459378</text:p>
          </table:table-cell>
          <table:table-cell table:formula="of:= [.I14]-[.$I$2]" office:value-type="float" office:value="0.306342495169184" calcext:value-type="float">
            <text:p>0,306342495169184</text:p>
          </table:table-cell>
          <table:table-cell office:value-type="float" office:value="0.00717" calcext:value-type="float">
            <text:p>0,00717</text:p>
          </table:table-cell>
          <table:table-cell table:formula="of:=LN([.K14])*(-1)" office:value-type="float" office:value="4.93784962437061" calcext:value-type="float">
            <text:p>4,93784962437061</text:p>
          </table:table-cell>
          <table:table-cell table:formula="of:= [.L14]-[.$L$2]" office:value-type="float" office:value="0.247121550020871" calcext:value-type="float">
            <text:p>0,247121550020871</text:p>
          </table:table-cell>
          <table:table-cell office:value-type="float" office:value="0.0075" calcext:value-type="float">
            <text:p>0,0075</text:p>
          </table:table-cell>
          <table:table-cell table:formula="of:=LN([.N14])*(-1)" office:value-type="float" office:value="4.89285225843987" calcext:value-type="float">
            <text:p>4,89285225843987</text:p>
          </table:table-cell>
          <table:table-cell table:formula="of:= [.O14]-[.$O$2]" office:value-type="float" office:value="0.225806668733694" calcext:value-type="float">
            <text:p>0,225806668733694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281" calcext:value-type="float">
            <text:p>0,00281</text:p>
          </table:table-cell>
          <table:table-cell table:formula="of:=(-1)*LN([.B15])" office:value-type="float" office:value="5.87457079563648" calcext:value-type="float">
            <text:p>5,87457079563648</text:p>
          </table:table-cell>
          <table:table-cell table:formula="of:= [.C15]-[.$C$2]" office:value-type="float" office:value="0.495043373662902" calcext:value-type="float">
            <text:p>0,495043373662902</text:p>
          </table:table-cell>
          <table:table-cell office:value-type="float" office:value="0.00662" calcext:value-type="float">
            <text:p>0,00662</text:p>
          </table:table-cell>
          <table:table-cell table:formula="of:=LN([.E15])*(-1)" office:value-type="float" office:value="5.01765990903322" calcext:value-type="float">
            <text:p>5,01765990903322</text:p>
          </table:table-cell>
          <table:table-cell table:formula="of:= [.F15]-[.$F$2]" office:value-type="float" office:value="0.413489223378212" calcext:value-type="float">
            <text:p>0,413489223378212</text:p>
          </table:table-cell>
          <table:table-cell office:value-type="float" office:value="0.00427" calcext:value-type="float">
            <text:p>0,00427</text:p>
          </table:table-cell>
          <table:table-cell table:formula="of:=LN([.H15])*(-1)" office:value-type="float" office:value="5.4561414517416" calcext:value-type="float">
            <text:p>5,4561414517416</text:p>
          </table:table-cell>
          <table:table-cell table:formula="of:= [.I15]-[.$I$2]" office:value-type="float" office:value="0.331777392317005" calcext:value-type="float">
            <text:p>0,331777392317005</text:p>
          </table:table-cell>
          <table:table-cell office:value-type="float" office:value="0.00702" calcext:value-type="float">
            <text:p>0,00702</text:p>
          </table:table-cell>
          <table:table-cell table:formula="of:=LN([.K15])*(-1)" office:value-type="float" office:value="4.95899206094442" calcext:value-type="float">
            <text:p>4,95899206094442</text:p>
          </table:table-cell>
          <table:table-cell table:formula="of:= [.L15]-[.$L$2]" office:value-type="float" office:value="0.268263986594679" calcext:value-type="float">
            <text:p>0,268263986594679</text:p>
          </table:table-cell>
          <table:table-cell office:value-type="float" office:value="0.00736" calcext:value-type="float">
            <text:p>0,00736</text:p>
          </table:table-cell>
          <table:table-cell table:formula="of:=LN([.N15])*(-1)" office:value-type="float" office:value="4.91169534624135" calcext:value-type="float">
            <text:p>4,91169534624135</text:p>
          </table:table-cell>
          <table:table-cell table:formula="of:= [.O15]-[.$O$2]" office:value-type="float" office:value="0.244649756535173" calcext:value-type="float">
            <text:p>0,244649756535173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272" calcext:value-type="float">
            <text:p>0,00272</text:p>
          </table:table-cell>
          <table:table-cell table:formula="of:=(-1)*LN([.B16])" office:value-type="float" office:value="5.90712339867423" calcext:value-type="float">
            <text:p>5,90712339867423</text:p>
          </table:table-cell>
          <table:table-cell table:formula="of:= [.C16]-[.$C$2]" office:value-type="float" office:value="0.527595976700651" calcext:value-type="float">
            <text:p>0,527595976700651</text:p>
          </table:table-cell>
          <table:table-cell office:value-type="float" office:value="0.00641" calcext:value-type="float">
            <text:p>0,00641</text:p>
          </table:table-cell>
          <table:table-cell table:formula="of:=LN([.E16])*(-1)" office:value-type="float" office:value="5.04989600804956" calcext:value-type="float">
            <text:p>5,04989600804956</text:p>
          </table:table-cell>
          <table:table-cell table:formula="of:= [.F16]-[.$F$2]" office:value-type="float" office:value="0.445725322394551" calcext:value-type="float">
            <text:p>0,445725322394551</text:p>
          </table:table-cell>
          <table:table-cell office:value-type="float" office:value="0.00416" calcext:value-type="float">
            <text:p>0,00416</text:p>
          </table:table-cell>
          <table:table-cell table:formula="of:=LN([.H16])*(-1)" office:value-type="float" office:value="5.48224020470897" calcext:value-type="float">
            <text:p>5,48224020470897</text:p>
          </table:table-cell>
          <table:table-cell table:formula="of:= [.I16]-[.$I$2]" office:value-type="float" office:value="0.357876145284367" calcext:value-type="float">
            <text:p>0,357876145284367</text:p>
          </table:table-cell>
          <table:table-cell office:value-type="float" office:value="0.00685" calcext:value-type="float">
            <text:p>0,00685</text:p>
          </table:table-cell>
          <table:table-cell table:formula="of:=LN([.K16])*(-1)" office:value-type="float" office:value="4.983506626708" calcext:value-type="float">
            <text:p>4,983506626708</text:p>
          </table:table-cell>
          <table:table-cell table:formula="of:= [.L16]-[.$L$2]" office:value-type="float" office:value="0.292778552358265" calcext:value-type="float">
            <text:p>0,292778552358265</text:p>
          </table:table-cell>
          <table:table-cell office:value-type="float" office:value="0.00722" calcext:value-type="float">
            <text:p>0,00722</text:p>
          </table:table-cell>
          <table:table-cell table:formula="of:=LN([.N16])*(-1)" office:value-type="float" office:value="4.9309003260774" calcext:value-type="float">
            <text:p>4,9309003260774</text:p>
          </table:table-cell>
          <table:table-cell table:formula="of:= [.O16]-[.$O$2]" office:value-type="float" office:value="0.263854736371223" calcext:value-type="float">
            <text:p>0,263854736371223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63" calcext:value-type="float">
            <text:p>0,00263</text:p>
          </table:table-cell>
          <table:table-cell table:formula="of:=(-1)*LN([.B17])" office:value-type="float" office:value="5.94077143279246" calcext:value-type="float">
            <text:p>5,94077143279246</text:p>
          </table:table-cell>
          <table:table-cell table:formula="of:= [.C17]-[.$C$2]" office:value-type="float" office:value="0.561244010818884" calcext:value-type="float">
            <text:p>0,561244010818884</text:p>
          </table:table-cell>
          <table:table-cell office:value-type="float" office:value="0.00622" calcext:value-type="float">
            <text:p>0,00622</text:p>
          </table:table-cell>
          <table:table-cell table:formula="of:=LN([.E17])*(-1)" office:value-type="float" office:value="5.07998537223105" calcext:value-type="float">
            <text:p>5,07998537223105</text:p>
          </table:table-cell>
          <table:table-cell table:formula="of:= [.F17]-[.$F$2]" office:value-type="float" office:value="0.475814686576041" calcext:value-type="float">
            <text:p>0,475814686576041</text:p>
          </table:table-cell>
          <table:table-cell office:value-type="float" office:value="0.00406" calcext:value-type="float">
            <text:p>0,00406</text:p>
          </table:table-cell>
          <table:table-cell table:formula="of:=LN([.H17])*(-1)" office:value-type="float" office:value="5.5065723053685" calcext:value-type="float">
            <text:p>5,5065723053685</text:p>
          </table:table-cell>
          <table:table-cell table:formula="of:= [.I17]-[.$I$2]" office:value-type="float" office:value="0.382208245943898" calcext:value-type="float">
            <text:p>0,382208245943898</text:p>
          </table:table-cell>
          <table:table-cell office:value-type="float" office:value="0.00671" calcext:value-type="float">
            <text:p>0,00671</text:p>
          </table:table-cell>
          <table:table-cell table:formula="of:=LN([.K17])*(-1)" office:value-type="float" office:value="5.00415632799855" calcext:value-type="float">
            <text:p>5,00415632799855</text:p>
          </table:table-cell>
          <table:table-cell table:formula="of:= [.L17]-[.$L$2]" office:value-type="float" office:value="0.313428253648809" calcext:value-type="float">
            <text:p>0,313428253648809</text:p>
          </table:table-cell>
          <table:table-cell office:value-type="float" office:value="0.00709" calcext:value-type="float">
            <text:p>0,00709</text:p>
          </table:table-cell>
          <table:table-cell table:formula="of:=LN([.N17])*(-1)" office:value-type="float" office:value="4.9490699384381" calcext:value-type="float">
            <text:p>4,9490699384381</text:p>
          </table:table-cell>
          <table:table-cell table:formula="of:= [.O17]-[.$O$2]" office:value-type="float" office:value="0.282024348731922" calcext:value-type="float">
            <text:p>0,282024348731922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53" calcext:value-type="float">
            <text:p>0,00253</text:p>
          </table:table-cell>
          <table:table-cell table:formula="of:=(-1)*LN([.B18])" office:value-type="float" office:value="5.97953597624271" calcext:value-type="float">
            <text:p>5,97953597624271</text:p>
          </table:table-cell>
          <table:table-cell table:formula="of:= [.C18]-[.$C$2]" office:value-type="float" office:value="0.600008554269128" calcext:value-type="float">
            <text:p>0,600008554269128</text:p>
          </table:table-cell>
          <table:table-cell office:value-type="float" office:value="0.00602" calcext:value-type="float">
            <text:p>0,00602</text:p>
          </table:table-cell>
          <table:table-cell table:formula="of:=LN([.E18])*(-1)" office:value-type="float" office:value="5.11266801966141" calcext:value-type="float">
            <text:p>5,11266801966141</text:p>
          </table:table-cell>
          <table:table-cell table:formula="of:= [.F18]-[.$F$2]" office:value-type="float" office:value="0.508497334006399" calcext:value-type="float">
            <text:p>0,508497334006399</text:p>
          </table:table-cell>
          <table:table-cell office:value-type="float" office:value="0.00394" calcext:value-type="float">
            <text:p>0,00394</text:p>
          </table:table-cell>
          <table:table-cell table:formula="of:=LN([.H18])*(-1)" office:value-type="float" office:value="5.5365745556723" calcext:value-type="float">
            <text:p>5,5365745556723</text:p>
          </table:table-cell>
          <table:table-cell table:formula="of:= [.I18]-[.$I$2]" office:value-type="float" office:value="0.412210496247696" calcext:value-type="float">
            <text:p>0,412210496247696</text:p>
          </table:table-cell>
          <table:table-cell office:value-type="float" office:value="0.00656" calcext:value-type="float">
            <text:p>0,00656</text:p>
          </table:table-cell>
          <table:table-cell table:formula="of:=LN([.K18])*(-1)" office:value-type="float" office:value="5.02676467602614" calcext:value-type="float">
            <text:p>5,02676467602614</text:p>
          </table:table-cell>
          <table:table-cell table:formula="of:= [.L18]-[.$L$2]" office:value-type="float" office:value="0.336036601676401" calcext:value-type="float">
            <text:p>0,336036601676401</text:p>
          </table:table-cell>
          <table:table-cell office:value-type="float" office:value="0.00696" calcext:value-type="float">
            <text:p>0,00696</text:p>
          </table:table-cell>
          <table:table-cell table:formula="of:=LN([.N18])*(-1)" office:value-type="float" office:value="4.96757580463581" calcext:value-type="float">
            <text:p>4,96757580463581</text:p>
          </table:table-cell>
          <table:table-cell table:formula="of:= [.O18]-[.$O$2]" office:value-type="float" office:value="0.30053021492963" calcext:value-type="float">
            <text:p>0,30053021492963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244" calcext:value-type="float">
            <text:p>0,00244</text:p>
          </table:table-cell>
          <table:table-cell table:formula="of:=(-1)*LN([.B19])" office:value-type="float" office:value="6.01575723967703" calcext:value-type="float">
            <text:p>6,01575723967703</text:p>
          </table:table-cell>
          <table:table-cell table:formula="of:= [.C19]-[.$C$2]" office:value-type="float" office:value="0.636229817703446" calcext:value-type="float">
            <text:p>0,636229817703446</text:p>
          </table:table-cell>
          <table:table-cell office:value-type="float" office:value="0.00584" calcext:value-type="float">
            <text:p>0,00584</text:p>
          </table:table-cell>
          <table:table-cell table:formula="of:=LN([.E19])*(-1)" office:value-type="float" office:value="5.143024482142" calcext:value-type="float">
            <text:p>5,143024482142</text:p>
          </table:table-cell>
          <table:table-cell table:formula="of:= [.F19]-[.$F$2]" office:value-type="float" office:value="0.538853796486993" calcext:value-type="float">
            <text:p>0,538853796486993</text:p>
          </table:table-cell>
          <table:table-cell office:value-type="float" office:value="0.00385" calcext:value-type="float">
            <text:p>0,00385</text:p>
          </table:table-cell>
          <table:table-cell table:formula="of:=LN([.H19])*(-1)" office:value-type="float" office:value="5.55968213068244" calcext:value-type="float">
            <text:p>5,55968213068244</text:p>
          </table:table-cell>
          <table:table-cell table:formula="of:= [.I19]-[.$I$2]" office:value-type="float" office:value="0.435318071257846" calcext:value-type="float">
            <text:p>0,435318071257846</text:p>
          </table:table-cell>
          <table:table-cell office:value-type="float" office:value="0.00643" calcext:value-type="float">
            <text:p>0,00643</text:p>
          </table:table-cell>
          <table:table-cell table:formula="of:=LN([.K19])*(-1)" office:value-type="float" office:value="5.04678074073261" calcext:value-type="float">
            <text:p>5,04678074073261</text:p>
          </table:table-cell>
          <table:table-cell table:formula="of:= [.L19]-[.$L$2]" office:value-type="float" office:value="0.356052666382871" calcext:value-type="float">
            <text:p>0,356052666382871</text:p>
          </table:table-cell>
          <table:table-cell office:value-type="float" office:value="0.00682" calcext:value-type="float">
            <text:p>0,00682</text:p>
          </table:table-cell>
          <table:table-cell table:formula="of:=LN([.N19])*(-1)" office:value-type="float" office:value="4.98789580712677" calcext:value-type="float">
            <text:p>4,98789580712677</text:p>
          </table:table-cell>
          <table:table-cell table:formula="of:= [.O19]-[.$O$2]" office:value-type="float" office:value="0.320850217420587" calcext:value-type="float">
            <text:p>0,320850217420587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0.00565" calcext:value-type="float">
            <text:p>0,00565</text:p>
          </table:table-cell>
          <table:table-cell table:formula="of:=LN([.E20])*(-1)" office:value-type="float" office:value="5.17609973382379" calcext:value-type="float">
            <text:p>5,17609973382379</text:p>
          </table:table-cell>
          <table:table-cell table:formula="of:= [.F20]-[.$F$2]" office:value-type="float" office:value="0.571929048168779" calcext:value-type="float">
            <text:p>0,571929048168779</text:p>
          </table:table-cell>
          <table:table-cell office:value-type="float" office:value="0.00375" calcext:value-type="float">
            <text:p>0,00375</text:p>
          </table:table-cell>
          <table:table-cell table:formula="of:=LN([.H20])*(-1)" office:value-type="float" office:value="5.58599943899982" calcext:value-type="float">
            <text:p>5,58599943899982</text:p>
          </table:table-cell>
          <table:table-cell table:formula="of:= [.I20]-[.$I$2]" office:value-type="float" office:value="0.46163537957522" calcext:value-type="float">
            <text:p>0,46163537957522</text:p>
          </table:table-cell>
          <table:table-cell office:value-type="float" office:value="0.00629" calcext:value-type="float">
            <text:p>0,00629</text:p>
          </table:table-cell>
          <table:table-cell table:formula="of:=LN([.K20])*(-1)" office:value-type="float" office:value="5.06879420826979" calcext:value-type="float">
            <text:p>5,06879420826979</text:p>
          </table:table-cell>
          <table:table-cell table:formula="of:= [.L20]-[.$L$2]" office:value-type="float" office:value="0.37806613392005" calcext:value-type="float">
            <text:p>0,37806613392005</text:p>
          </table:table-cell>
          <table:table-cell office:value-type="float" office:value="0.0067" calcext:value-type="float">
            <text:p>0,0067</text:p>
          </table:table-cell>
          <table:table-cell table:formula="of:=LN([.N20])*(-1)" office:value-type="float" office:value="5.00564775258522" calcext:value-type="float">
            <text:p>5,00564775258522</text:p>
          </table:table-cell>
          <table:table-cell table:formula="of:= [.O20]-[.$O$2]" office:value-type="float" office:value="0.338602162879038" calcext:value-type="float">
            <text:p>0,338602162879038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.00547" calcext:value-type="float">
            <text:p>0,00547</text:p>
          </table:table-cell>
          <table:table-cell table:formula="of:=LN([.E21])*(-1)" office:value-type="float" office:value="5.20847666254825" calcext:value-type="float">
            <text:p>5,20847666254825</text:p>
          </table:table-cell>
          <table:table-cell table:formula="of:= [.F21]-[.$F$2]" office:value-type="float" office:value="0.604305976893239" calcext:value-type="float">
            <text:p>0,604305976893239</text:p>
          </table:table-cell>
          <table:table-cell office:value-type="float" office:value="0.00366" calcext:value-type="float">
            <text:p>0,00366</text:p>
          </table:table-cell>
          <table:table-cell table:formula="of:=LN([.H21])*(-1)" office:value-type="float" office:value="5.61029213156886" calcext:value-type="float">
            <text:p>5,61029213156886</text:p>
          </table:table-cell>
          <table:table-cell table:formula="of:= [.I21]-[.$I$2]" office:value-type="float" office:value="0.485928072144263" calcext:value-type="float">
            <text:p>0,485928072144263</text:p>
          </table:table-cell>
          <table:table-cell office:value-type="float" office:value="0.00616" calcext:value-type="float">
            <text:p>0,00616</text:p>
          </table:table-cell>
          <table:table-cell table:formula="of:=LN([.K21])*(-1)" office:value-type="float" office:value="5.08967850143671" calcext:value-type="float">
            <text:p>5,08967850143671</text:p>
          </table:table-cell>
          <table:table-cell table:formula="of:= [.L21]-[.$L$2]" office:value-type="float" office:value="0.39895042708697" calcext:value-type="float">
            <text:p>0,39895042708697</text:p>
          </table:table-cell>
          <table:table-cell office:value-type="float" office:value="0.00657" calcext:value-type="float">
            <text:p>0,00657</text:p>
          </table:table-cell>
          <table:table-cell table:formula="of:=LN([.N21])*(-1)" office:value-type="float" office:value="5.02524144648562" calcext:value-type="float">
            <text:p>5,02524144648562</text:p>
          </table:table-cell>
          <table:table-cell table:formula="of:= [.O21]-[.$O$2]" office:value-type="float" office:value="0.358195856779439" calcext:value-type="float">
            <text:p>0,358195856779439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0.00531" calcext:value-type="float">
            <text:p>0,00531</text:p>
          </table:table-cell>
          <table:table-cell table:formula="of:=LN([.E22])*(-1)" office:value-type="float" office:value="5.23816344372829" calcext:value-type="float">
            <text:p>5,23816344372829</text:p>
          </table:table-cell>
          <table:table-cell table:formula="of:= [.F22]-[.$F$2]" office:value-type="float" office:value="0.633992758073282" calcext:value-type="float">
            <text:p>0,633992758073282</text:p>
          </table:table-cell>
          <table:table-cell office:value-type="float" office:value="0.00357" calcext:value-type="float">
            <text:p>0,00357</text:p>
          </table:table-cell>
          <table:table-cell table:formula="of:=LN([.H22])*(-1)" office:value-type="float" office:value="5.63518968319059" calcext:value-type="float">
            <text:p>5,63518968319059</text:p>
          </table:table-cell>
          <table:table-cell table:formula="of:= [.I22]-[.$I$2]" office:value-type="float" office:value="0.510825623765991" calcext:value-type="float">
            <text:p>0,510825623765991</text:p>
          </table:table-cell>
          <table:table-cell office:value-type="float" office:value="0.00602" calcext:value-type="float">
            <text:p>0,00602</text:p>
          </table:table-cell>
          <table:table-cell table:formula="of:=LN([.K22])*(-1)" office:value-type="float" office:value="5.11266801966141" calcext:value-type="float">
            <text:p>5,11266801966141</text:p>
          </table:table-cell>
          <table:table-cell table:formula="of:= [.L22]-[.$L$2]" office:value-type="float" office:value="0.421939945311669" calcext:value-type="float">
            <text:p>0,421939945311669</text:p>
          </table:table-cell>
          <table:table-cell office:value-type="float" office:value="0.00646" calcext:value-type="float">
            <text:p>0,00646</text:p>
          </table:table-cell>
          <table:table-cell table:formula="of:=LN([.N22])*(-1)" office:value-type="float" office:value="5.04212596118763" calcext:value-type="float">
            <text:p>5,04212596118763</text:p>
          </table:table-cell>
          <table:table-cell table:formula="of:= [.O22]-[.$O$2]" office:value-type="float" office:value="0.375080371481448" calcext:value-type="float">
            <text:p>0,375080371481448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0.00513" calcext:value-type="float">
            <text:p>0,00513</text:p>
          </table:table-cell>
          <table:table-cell table:formula="of:=LN([.E23])*(-1)" office:value-type="float" office:value="5.27264961979946" calcext:value-type="float">
            <text:p>5,27264961979946</text:p>
          </table:table-cell>
          <table:table-cell table:formula="of:= [.F23]-[.$F$2]" office:value-type="float" office:value="0.668478934144451" calcext:value-type="float">
            <text:p>0,668478934144451</text:p>
          </table:table-cell>
          <table:table-cell office:value-type="float" office:value="0.00347" calcext:value-type="float">
            <text:p>0,00347</text:p>
          </table:table-cell>
          <table:table-cell table:formula="of:=LN([.H23])*(-1)" office:value-type="float" office:value="5.66360068502337" calcext:value-type="float">
            <text:p>5,66360068502337</text:p>
          </table:table-cell>
          <table:table-cell table:formula="of:= [.I23]-[.$I$2]" office:value-type="float" office:value="0.539236625598771" calcext:value-type="float">
            <text:p>0,539236625598771</text:p>
          </table:table-cell>
          <table:table-cell office:value-type="float" office:value="0.00589" calcext:value-type="float">
            <text:p>0,00589</text:p>
          </table:table-cell>
          <table:table-cell table:formula="of:=LN([.K23])*(-1)" office:value-type="float" office:value="5.13449928131864" calcext:value-type="float">
            <text:p>5,13449928131864</text:p>
          </table:table-cell>
          <table:table-cell table:formula="of:= [.L23]-[.$L$2]" office:value-type="float" office:value="0.443771206968904" calcext:value-type="float">
            <text:p>0,443771206968904</text:p>
          </table:table-cell>
          <table:table-cell office:value-type="float" office:value="0.00634" calcext:value-type="float">
            <text:p>0,00634</text:p>
          </table:table-cell>
          <table:table-cell table:formula="of:=LN([.N23])*(-1)" office:value-type="float" office:value="5.060876510533" calcext:value-type="float">
            <text:p>5,060876510533</text:p>
          </table:table-cell>
          <table:table-cell table:formula="of:= [.O23]-[.$O$2]" office:value-type="float" office:value="0.393830920826824" calcext:value-type="float">
            <text:p>0,393830920826824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0.00498" calcext:value-type="float">
            <text:p>0,00498</text:p>
          </table:table-cell>
          <table:table-cell table:formula="of:=LN([.E24])*(-1)" office:value-type="float" office:value="5.30232538794558" calcext:value-type="float">
            <text:p>5,30232538794558</text:p>
          </table:table-cell>
          <table:table-cell table:formula="of:= [.F24]-[.$F$2]" office:value-type="float" office:value="0.698154702290568" calcext:value-type="float">
            <text:p>0,698154702290568</text:p>
          </table:table-cell>
          <table:table-cell office:value-type="float" office:value="0.00338" calcext:value-type="float">
            <text:p>0,00338</text:p>
          </table:table-cell>
          <table:table-cell table:formula="of:=LN([.H24])*(-1)" office:value-type="float" office:value="5.68987956948721" calcext:value-type="float">
            <text:p>5,68987956948721</text:p>
          </table:table-cell>
          <table:table-cell table:formula="of:= [.I24]-[.$I$2]" office:value-type="float" office:value="0.565515510062611" calcext:value-type="float">
            <text:p>0,565515510062611</text:p>
          </table:table-cell>
          <table:table-cell office:value-type="float" office:value="0.00576" calcext:value-type="float">
            <text:p>0,00576</text:p>
          </table:table-cell>
          <table:table-cell table:formula="of:=LN([.K24])*(-1)" office:value-type="float" office:value="5.15681780427434" calcext:value-type="float">
            <text:p>5,15681780427434</text:p>
          </table:table-cell>
          <table:table-cell table:formula="of:= [.L24]-[.$L$2]" office:value-type="float" office:value="0.466089729924599" calcext:value-type="float">
            <text:p>0,466089729924599</text:p>
          </table:table-cell>
          <table:table-cell office:value-type="float" office:value="0.00623" calcext:value-type="float">
            <text:p>0,00623</text:p>
          </table:table-cell>
          <table:table-cell table:formula="of:=LN([.N24])*(-1)" office:value-type="float" office:value="5.07837894618278" calcext:value-type="float">
            <text:p>5,07837894618278</text:p>
          </table:table-cell>
          <table:table-cell table:formula="of:= [.O24]-[.$O$2]" office:value-type="float" office:value="0.411333356476597" calcext:value-type="float">
            <text:p>0,411333356476597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0.0033" calcext:value-type="float">
            <text:p>0,0033</text:p>
          </table:table-cell>
          <table:table-cell table:formula="of:=LN([.H25])*(-1)" office:value-type="float" office:value="5.7138328105097" calcext:value-type="float">
            <text:p>5,7138328105097</text:p>
          </table:table-cell>
          <table:table-cell table:formula="of:= [.I25]-[.$I$2]" office:value-type="float" office:value="0.589468751085104" calcext:value-type="float">
            <text:p>0,589468751085104</text:p>
          </table:table-cell>
          <table:table-cell office:value-type="float" office:value="0.00563" calcext:value-type="float">
            <text:p>0,00563</text:p>
          </table:table-cell>
          <table:table-cell table:formula="of:=LN([.K25])*(-1)" office:value-type="float" office:value="5.17964583683054" calcext:value-type="float">
            <text:p>5,17964583683054</text:p>
          </table:table-cell>
          <table:table-cell table:formula="of:= [.L25]-[.$L$2]" office:value-type="float" office:value="0.4889177624808" calcext:value-type="float">
            <text:p>0,4889177624808</text:p>
          </table:table-cell>
          <table:table-cell office:value-type="float" office:value="0.00611" calcext:value-type="float">
            <text:p>0,00611</text:p>
          </table:table-cell>
          <table:table-cell table:formula="of:=LN([.N25])*(-1)" office:value-type="float" office:value="5.09782850579863" calcext:value-type="float">
            <text:p>5,09782850579863</text:p>
          </table:table-cell>
          <table:table-cell table:formula="of:= [.O25]-[.$O$2]" office:value-type="float" office:value="0.430782916092454" calcext:value-type="float">
            <text:p>0,430782916092454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0.00321" calcext:value-type="float">
            <text:p>0,00321</text:p>
          </table:table-cell>
          <table:table-cell table:formula="of:=LN([.H26])*(-1)" office:value-type="float" office:value="5.74148434184021" calcext:value-type="float">
            <text:p>5,74148434184021</text:p>
          </table:table-cell>
          <table:table-cell table:formula="of:= [.I26]-[.$I$2]" office:value-type="float" office:value="0.617120282415614" calcext:value-type="float">
            <text:p>0,617120282415614</text:p>
          </table:table-cell>
          <table:table-cell office:value-type="float" office:value="0.00551" calcext:value-type="float">
            <text:p>0,00551</text:p>
          </table:table-cell>
          <table:table-cell table:formula="of:=LN([.K26])*(-1)" office:value-type="float" office:value="5.20119065581731" calcext:value-type="float">
            <text:p>5,20119065581731</text:p>
          </table:table-cell>
          <table:table-cell table:formula="of:= [.L26]-[.$L$2]" office:value-type="float" office:value="0.510462581467576" calcext:value-type="float">
            <text:p>0,510462581467576</text:p>
          </table:table-cell>
          <table:table-cell office:value-type="float" office:value="0.00601" calcext:value-type="float">
            <text:p>0,00601</text:p>
          </table:table-cell>
          <table:table-cell table:formula="of:=LN([.N26])*(-1)" office:value-type="float" office:value="5.11433053043502" calcext:value-type="float">
            <text:p>5,11433053043502</text:p>
          </table:table-cell>
          <table:table-cell table:formula="of:= [.O26]-[.$O$2]" office:value-type="float" office:value="0.447284940728842" calcext:value-type="float">
            <text:p>0,447284940728842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0.00313" calcext:value-type="float">
            <text:p>0,00313</text:p>
          </table:table-cell>
          <table:table-cell table:formula="of:=LN([.H27])*(-1)" office:value-type="float" office:value="5.76672227443008" calcext:value-type="float">
            <text:p>5,76672227443008</text:p>
          </table:table-cell>
          <table:table-cell table:formula="of:= [.I27]-[.$I$2]" office:value-type="float" office:value="0.642358215005476" calcext:value-type="float">
            <text:p>0,642358215005476</text:p>
          </table:table-cell>
          <table:table-cell office:value-type="float" office:value="0.00539" calcext:value-type="float">
            <text:p>0,00539</text:p>
          </table:table-cell>
          <table:table-cell table:formula="of:=LN([.K27])*(-1)" office:value-type="float" office:value="5.22320989406123" calcext:value-type="float">
            <text:p>5,22320989406123</text:p>
          </table:table-cell>
          <table:table-cell table:formula="of:= [.L27]-[.$L$2]" office:value-type="float" office:value="0.532481819711493" calcext:value-type="float">
            <text:p>0,532481819711493</text:p>
          </table:table-cell>
          <table:table-cell office:value-type="float" office:value="0.0059" calcext:value-type="float">
            <text:p>0,0059</text:p>
          </table:table-cell>
          <table:table-cell table:formula="of:=LN([.N27])*(-1)" office:value-type="float" office:value="5.13280292807046" calcext:value-type="float">
            <text:p>5,13280292807046</text:p>
          </table:table-cell>
          <table:table-cell table:formula="of:= [.O27]-[.$O$2]" office:value-type="float" office:value="0.465757338364284" calcext:value-type="float">
            <text:p>0,465757338364284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0.00306" calcext:value-type="float">
            <text:p>0,00306</text:p>
          </table:table-cell>
          <table:table-cell table:formula="of:=LN([.H28])*(-1)" office:value-type="float" office:value="5.78934036301785" calcext:value-type="float">
            <text:p>5,78934036301785</text:p>
          </table:table-cell>
          <table:table-cell table:formula="of:= [.I28]-[.$I$2]" office:value-type="float" office:value="0.664976303593249" calcext:value-type="float">
            <text:p>0,664976303593249</text:p>
          </table:table-cell>
          <table:table-cell office:value-type="float" office:value="0.00527" calcext:value-type="float">
            <text:p>0,00527</text:p>
          </table:table-cell>
          <table:table-cell table:formula="of:=LN([.K28])*(-1)" office:value-type="float" office:value="5.24572491642887" calcext:value-type="float">
            <text:p>5,24572491642887</text:p>
          </table:table-cell>
          <table:table-cell table:formula="of:= [.L28]-[.$L$2]" office:value-type="float" office:value="0.554996842079128" calcext:value-type="float">
            <text:p>0,554996842079128</text:p>
          </table:table-cell>
          <table:table-cell office:value-type="float" office:value="0.00578" calcext:value-type="float">
            <text:p>0,00578</text:p>
          </table:table-cell>
          <table:table-cell table:formula="of:=LN([.N28])*(-1)" office:value-type="float" office:value="5.15335159629785" calcext:value-type="float">
            <text:p>5,15335159629785</text:p>
          </table:table-cell>
          <table:table-cell table:formula="of:= [.O28]-[.$O$2]" office:value-type="float" office:value="0.486306006591672" calcext:value-type="float">
            <text:p>0,486306006591672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9"/>
          <table:table-cell office:value-type="float" office:value="0.00517" calcext:value-type="float">
            <text:p>0,00517</text:p>
          </table:table-cell>
          <table:table-cell table:formula="of:=LN([.K29])*(-1)" office:value-type="float" office:value="5.2648825904618" calcext:value-type="float">
            <text:p>5,2648825904618</text:p>
          </table:table-cell>
          <table:table-cell table:formula="of:= [.L29]-[.$L$2]" office:value-type="float" office:value="0.574154516112062" calcext:value-type="float">
            <text:p>0,574154516112062</text:p>
          </table:table-cell>
          <table:table-cell office:value-type="float" office:value="0.00568" calcext:value-type="float">
            <text:p>0,00568</text:p>
          </table:table-cell>
          <table:table-cell table:formula="of:=LN([.N29])*(-1)" office:value-type="float" office:value="5.17080404624908" calcext:value-type="float">
            <text:p>5,17080404624908</text:p>
          </table:table-cell>
          <table:table-cell table:formula="of:= [.O29]-[.$O$2]" office:value-type="float" office:value="0.503758456542898" calcext:value-type="float">
            <text:p>0,503758456542898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9"/>
          <table:table-cell office:value-type="float" office:value="0.00506" calcext:value-type="float">
            <text:p>0,00506</text:p>
          </table:table-cell>
          <table:table-cell table:formula="of:=LN([.K30])*(-1)" office:value-type="float" office:value="5.28638879568276" calcext:value-type="float">
            <text:p>5,28638879568276</text:p>
          </table:table-cell>
          <table:table-cell table:formula="of:= [.L30]-[.$L$2]" office:value-type="float" office:value="0.595660721333025" calcext:value-type="float">
            <text:p>0,595660721333025</text:p>
          </table:table-cell>
          <table:table-cell office:value-type="float" office:value="0.00557" calcext:value-type="float">
            <text:p>0,00557</text:p>
          </table:table-cell>
          <table:table-cell table:formula="of:=LN([.N30])*(-1)" office:value-type="float" office:value="5.19036022504294" calcext:value-type="float">
            <text:p>5,19036022504294</text:p>
          </table:table-cell>
          <table:table-cell table:formula="of:= [.O30]-[.$O$2]" office:value-type="float" office:value="0.523314635336766" calcext:value-type="float">
            <text:p>0,523314635336766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  <table:table-cell office:value-type="float" office:value="0.00548" calcext:value-type="float">
            <text:p>0,00548</text:p>
          </table:table-cell>
          <table:table-cell table:formula="of:=LN([.N31])*(-1)" office:value-type="float" office:value="5.20665017802221" calcext:value-type="float">
            <text:p>5,20665017802221</text:p>
          </table:table-cell>
          <table:table-cell table:formula="of:= [.O31]-[.$O$2]" office:value-type="float" office:value="0.539604588316034" calcext:value-type="float">
            <text:p>0,53960458831603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22:46:48.2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4:34:31.372000000</meta:creation-date>
    <dc:date>2022-04-26T01:16:28.485000000</dc:date>
    <meta:editing-duration>PT40M35S</meta:editing-duration>
    <meta:editing-cycles>9</meta:editing-cycles>
    <meta:generator>LibreOffice/7.3.1.3$Windows_x86 LibreOffice_project/a69ca51ded25f3eefd52d7bf9a5fad8c90b87951</meta:generator>
    <meta:document-statistic meta:table-count="1" meta:cell-count="472" meta:object-count="0"/>
  </office:meta>
</office:document-meta>
</file>